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B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sub>
        <mo stretchy="false">∇</mo>
        <mi>r</mi>
      </msub>
      <mrow>
        <mi/>
        <mo stretchy="false">×</mo>
        <mi/>
      </mrow>
      <mfrac>
        <msub>
          <mo stretchy="false">μ</mo>
          <mn>0</mn>
        </msub>
        <mrow>
          <mn>4</mn>
          <mo stretchy="false">π</mo>
        </mrow>
      </mfrac>
      <mi/>
      <mrow>
        <mo stretchy="false">∫</mo>
        <msup>
          <mtext>d</mtext>
          <mn>3</mn>
        </msup>
      </mrow>
      <mi>r</mi>
      <mi>'</mi>
      <mfrac>
        <mrow>
          <mstyle mathvariant="bold">
            <mrow>
              <mi>j</mi>
            </mrow>
          </mstyle>
          <mrow>
            <mo stretchy="false">(</mo>
            <mrow>
              <mrow>
                <mstyle mathvariant="bold">
                  <mrow>
                    <mi>r</mi>
                  </mrow>
                </mstyle>
              </mrow>
              <mi>'</mi>
            </mrow>
            <mo stretchy="false">)</mo>
          </mrow>
        </mrow>
        <mrow>
          <mrow>
            <mo stretchy="false">∣</mo>
            <mrow>
              <mstyle mathvariant="bold">
                <mrow>
                  <mi>r</mi>
                </mrow>
              </mstyle>
              <mrow>
                <mi/>
                <mo stretchy="false">−</mo>
                <mi/>
              </mrow>
              <mrow>
                <mstyle mathvariant="bold">
                  <mrow>
                    <mi>r</mi>
                  </mrow>
                </mstyle>
              </mrow>
              <mi>'</mi>
            </mrow>
            <mo stretchy="false">∣</mo>
          </mrow>
        </mrow>
      </mfrac>
    </mrow>
    <annotation encoding="StarMath 5.0">bold B (bold r) `=` nabla _r `times` %imu_0 over {4 %pi} ` int "d" ^3 r' {bold j ({bold r}')} over {lline bold r `-` {bold r}' rlin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3:05:12.139000000</meta:creation-date>
    <meta:generator>LibreOffice/4.1.4.2$Windows_x86 LibreOffice_project/0a0440ccc0227ad9829de5f46be37cfb6edcf72</meta:generator>
  </office:meta>
</office:document-meta>
</file>